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6" calcext:value-type="float">
            <text:p>6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table:style-name="Default"/>
        </table:table-row>
        <table:table-row table:style-name="ro3"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10:32:39.938139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7-16T10:34:49.910105364</dc:date>
    <meta:editing-duration>P1DT12H9M16S</meta:editing-duration>
    <meta:editing-cycles>155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